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face style:name="Symbol" svg:font-family="Symbol" style:font-family-generic="roman"/>
    <style:font-face style:name="FreeSans2" svg:font-family="FreeSans" style:font-family-generic="swiss"/>
    <style:font-face style:name="Ubuntu" svg:font-family="Ubuntu" style:font-family-generic="swiss"/>
    <style:font-face style:name="Droid Sans Fallback1" svg:font-family="'Droid Sans Fallback'"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ize="9pt" style:font-size-asian="9pt" style:font-size-complex="9pt"/>
    </style:style>
    <style:style style:name="P3" style:family="paragraph" style:parent-style-name="Standard">
      <style:paragraph-properties fo:margin-left="0in" fo:margin-right="0in" fo:text-indent="0in" style:auto-text-indent="false"/>
      <style:text-properties fo:font-size="9pt" fo:font-weight="bold" style:font-size-asian="9pt" style:font-weight-asian="bold" style:font-size-complex="9pt"/>
    </style:style>
    <style:style style:name="P4" style:family="paragraph" style:parent-style-name="Standard">
      <style:paragraph-properties fo:margin-left="0in" fo:margin-right="0in" fo:text-indent="0in" style:auto-text-indent="false"/>
      <style:text-properties fo:font-size="12.5pt" fo:font-weight="bold" style:font-size-asian="12.5pt" style:font-weight-asian="bold" style:font-size-complex="12.5pt"/>
    </style:style>
    <style:style style:name="P5" style:family="paragraph" style:parent-style-name="Standard">
      <style:paragraph-properties fo:margin-left="0in" fo:margin-right="0in" fo:text-indent="0in" style:auto-text-indent="false"/>
      <style:text-properties fo:font-size="10.5pt" fo:font-weight="bold" style:font-size-asian="10.5pt" style:font-weight-asian="bold" style:font-size-complex="10.5pt"/>
    </style:style>
    <style:style style:name="P6" style:family="paragraph" style:parent-style-name="equation">
      <style:paragraph-properties fo:margin-left="0in" fo:margin-right="0in" fo:text-indent="0in" style:auto-text-indent="false">
        <style:tab-stops/>
      </style:paragraph-properties>
    </style:style>
    <style:style style:name="P7" style:family="paragraph" style:parent-style-name="equation">
      <style:paragraph-properties fo:margin-left="0in" fo:margin-right="0in" fo:text-align="end" style:justify-single-word="false" fo:text-indent="0in" style:auto-text-indent="false">
        <style:tab-stops/>
      </style:paragraph-properties>
    </style:style>
    <style:style style:name="P8" style:family="paragraph" style:parent-style-name="Standard">
      <style:paragraph-properties fo:margin-top="0.1528in" fo:margin-bottom="0.1528in" style:contextual-spacing="false" fo:text-align="center" style:justify-single-word="false"/>
    </style:style>
    <style:style style:name="P9" style:family="paragraph" style:parent-style-name="table_20_title">
      <style:paragraph-properties fo:margin-top="0.1665in" fo:margin-bottom="0.1665in" style:contextual-spacing="false"/>
    </style:style>
    <style:style style:name="P10" style:family="paragraph" style:parent-style-name="heading1">
      <style:text-properties officeooo:paragraph-rsid="0019ad2b"/>
    </style:style>
    <style:style style:name="P11" style:family="paragraph" style:parent-style-name="heading1">
      <style:text-properties officeooo:paragraph-rsid="001b5116"/>
    </style:style>
    <style:style style:name="P12" style:family="paragraph" style:parent-style-name="p1a">
      <style:text-properties officeooo:rsid="0019ee72" officeooo:paragraph-rsid="0019ee72"/>
    </style:style>
    <style:style style:name="P13" style:family="paragraph" style:parent-style-name="p1a">
      <style:text-properties officeooo:rsid="0019ad2b" officeooo:paragraph-rsid="0019ad2b"/>
    </style:style>
    <style:style style:name="P14" style:family="paragraph" style:parent-style-name="p1a">
      <style:text-properties officeooo:rsid="001c1992" officeooo:paragraph-rsid="001c1992"/>
    </style:style>
    <style:style style:name="P15" style:family="paragraph" style:parent-style-name="p1a">
      <style:text-properties officeooo:rsid="001f41e1" officeooo:paragraph-rsid="001f41e1"/>
    </style:style>
    <style:style style:name="P16" style:family="paragraph" style:parent-style-name="p1a">
      <style:text-properties officeooo:rsid="0020ba30" officeooo:paragraph-rsid="0020ba30"/>
    </style:style>
    <style:style style:name="P17" style:family="paragraph" style:parent-style-name="authorinfo">
      <style:text-properties fo:language="de" fo:country="DE"/>
    </style:style>
    <style:style style:name="P18" style:family="paragraph" style:parent-style-name="heading3">
      <style:text-properties officeooo:paragraph-rsid="001f41e1"/>
    </style:style>
    <style:style style:name="P19" style:family="paragraph" style:parent-style-name="heading3">
      <style:text-properties officeooo:paragraph-rsid="001c1992"/>
    </style:style>
    <style:style style:name="P20" style:family="paragraph" style:parent-style-name="heading3">
      <style:text-properties officeooo:paragraph-rsid="001eaac6"/>
    </style:style>
    <style:style style:name="P21" style:family="paragraph" style:parent-style-name="figure_20_legend">
      <style:text-properties fo:font-size="10pt" style:font-size-asian="10pt"/>
    </style:style>
    <style:style style:name="P22" style:family="paragraph" style:parent-style-name="title" style:master-page-name="Standard">
      <style:paragraph-properties style:page-number="auto"/>
      <style:text-properties officeooo:rsid="0019ad2b" officeooo:paragraph-rsid="0019ad2b"/>
    </style:style>
    <style:style style:name="P23" style:family="paragraph" style:parent-style-name="author">
      <style:paragraph-properties fo:margin-top="0in" fo:margin-bottom="0in" style:contextual-spacing="false"/>
      <style:text-properties fo:language="de" fo:country="DE" officeooo:rsid="0019ad2b"/>
    </style:style>
    <style:style style:name="P24" style:family="paragraph" style:parent-style-name="email">
      <style:text-properties officeooo:paragraph-rsid="0021c657"/>
    </style:style>
    <style:style style:name="P25" style:family="paragraph" style:parent-style-name="heading3">
      <style:text-properties officeooo:paragraph-rsid="001f41e1"/>
    </style:style>
    <style:style style:name="P26" style:family="paragraph" style:parent-style-name="p1a">
      <style:text-properties fo:font-weight="normal" officeooo:rsid="001f41e1" officeooo:paragraph-rsid="001f41e1" style:font-weight-asian="normal"/>
    </style:style>
    <style:style style:name="P27" style:family="paragraph" style:parent-style-name="Numbered_20_Item" style:list-style-name="WW8Num2"/>
    <style:style style:name="P28" style:family="paragraph">
      <style:paragraph-properties fo:margin-left="0in" fo:margin-right="0in" fo:text-align="justify" fo:text-indent="0.1575in" style:writing-mode="lr-tb"/>
    </style:style>
    <style:style style:name="T1" style:family="text">
      <style:text-properties style:font-name-asian="Times"/>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de" fo:country="DE"/>
    </style:style>
    <style:style style:name="T5" style:family="text">
      <style:text-properties fo:language="de" fo:country="DE" officeooo:rsid="0021c657"/>
    </style:style>
    <style:style style:name="T6" style:family="text">
      <style:text-properties style:text-position="super 58%" fo:font-size="9pt" style:font-size-asian="9pt" style:font-size-complex="9pt"/>
    </style:style>
    <style:style style:name="T7" style:family="text">
      <style:text-properties text:display="true"/>
    </style:style>
    <style:style style:name="T8" style:family="text">
      <style:text-properties fo:font-size="8pt" fo:language="en" fo:country="US" style:font-size-asian="8pt" style:font-size-complex="8pt"/>
    </style:style>
    <style:style style:name="T9" style:family="text">
      <style:text-properties fo:font-weight="bold" style:font-weight-asian="bold"/>
    </style:style>
    <style:style style:name="T10" style:family="text">
      <style:text-properties fo:font-size="9pt" style:font-size-asian="9pt" style:font-size-complex="9pt"/>
    </style:style>
    <style:style style:name="T11" style:family="text">
      <style:text-properties fo:font-size="9pt" officeooo:rsid="001c1992" style:font-size-asian="9pt" style:font-size-complex="9pt"/>
    </style:style>
    <style:style style:name="T12" style:family="text">
      <style:text-properties fo:font-size="9pt" officeooo:rsid="0027ea81" style:font-size-asian="9pt" style:font-size-complex="9pt"/>
    </style:style>
    <style:style style:name="T13" style:family="text">
      <style:text-properties fo:font-size="9pt" fo:font-weight="bold" style:font-size-asian="9pt" style:font-weight-asian="bold" style:font-size-complex="9pt"/>
    </style:style>
    <style:style style:name="T14" style:family="text">
      <style:text-properties fo:font-size="9pt" fo:font-style="italic" style:font-size-asian="9pt" style:font-style-asian="italic" style:font-size-complex="9pt"/>
    </style:style>
    <style:style style:name="T15" style:family="text">
      <style:text-properties fo:font-weight="normal" style:font-weight-asian="normal"/>
    </style:style>
    <style:style style:name="T16" style:family="text">
      <style:text-properties fo:font-weight="normal" officeooo:rsid="001c1992" style:font-weight-asian="normal"/>
    </style:style>
    <style:style style:name="T17" style:family="text">
      <style:text-properties fo:font-weight="normal" officeooo:rsid="001d7fe6" style:font-weight-asian="normal"/>
    </style:style>
    <style:style style:name="T18" style:family="text">
      <style:text-properties fo:font-weight="normal" officeooo:rsid="001e8b92" style:font-weight-asian="normal"/>
    </style:style>
    <style:style style:name="T19" style:family="text">
      <style:text-properties fo:font-weight="normal" officeooo:rsid="001f41e1" style:font-weight-asian="normal"/>
    </style:style>
    <style:style style:name="T20" style:family="text">
      <style:text-properties fo:font-weight="normal" officeooo:rsid="00236289" style:font-weight-asian="normal" style:font-weight-complex="normal"/>
    </style:style>
    <style:style style:name="T21" style:family="text">
      <style:text-properties fo:font-weight="normal" officeooo:rsid="0024c8bb" style:font-weight-asian="normal" style:font-weight-complex="normal"/>
    </style:style>
    <style:style style:name="T22" style:family="text">
      <style:text-properties fo:font-weight="normal" officeooo:rsid="00267701" style:font-weight-asian="normal" style:font-weight-complex="normal"/>
    </style:style>
    <style:style style:name="T23" style:family="text">
      <style:text-properties fo:language="en" fo:country="US" style:font-size-complex="9pt"/>
    </style:style>
    <style:style style:name="T24" style:family="text">
      <style:text-properties fo:language="en" fo:country="US" fo:font-style="italic" style:font-style-asian="italic" style:font-size-complex="9pt"/>
    </style:style>
    <style:style style:name="T25" style:family="text">
      <style:text-properties fo:font-style="italic" style:font-style-asian="italic"/>
    </style:style>
    <style:style style:name="T26" style:family="text">
      <style:text-properties fo:font-style="normal" style:font-style-asian="normal"/>
    </style:style>
    <style:style style:name="T27" style:family="text">
      <style:text-properties style:text-position="-22% 100%" fo:font-style="italic" style:font-style-asian="italic"/>
    </style:style>
    <style:style style:name="T28" style:family="text">
      <style:text-properties fo:font-size="10pt" fo:font-weight="normal" officeooo:rsid="001eaac6" style:font-size-asian="10pt" style:font-weight-asian="normal" style:font-size-complex="10pt"/>
    </style:style>
    <style:style style:name="T29" style:family="text">
      <style:text-properties fo:font-size="10pt" fo:font-weight="normal" officeooo:rsid="00236289" style:font-size-asian="10pt" style:font-weight-asian="normal" style:font-size-complex="10pt" style:font-weight-complex="normal"/>
    </style:style>
    <style:style style:name="T30" style:family="text">
      <style:text-properties fo:font-size="10pt" fo:font-weight="normal" officeooo:rsid="0024c8bb" style:font-size-asian="10pt" style:font-weight-asian="normal" style:font-size-complex="10pt" style:font-weight-complex="normal"/>
    </style:style>
    <style:style style:name="T31" style:family="text">
      <style:text-properties fo:font-size="10pt" fo:font-weight="normal" officeooo:rsid="00267701" style:font-size-asian="10pt" style:font-weight-asian="normal" style:font-size-complex="10pt" style:font-weight-complex="normal"/>
    </style:style>
    <style:style style:name="T32" style:family="text">
      <style:text-properties fo:font-size="10pt" officeooo:rsid="0027ea81" style:font-size-asian="10pt" style:font-size-complex="10pt"/>
    </style:style>
    <style:style style:name="T33" style:family="text">
      <style:text-properties officeooo:rsid="0019ad2b"/>
    </style:style>
    <style:style style:name="T34" style:family="text">
      <style:text-properties officeooo:rsid="001a79f0"/>
    </style:style>
    <style:style style:name="T35" style:family="text">
      <style:text-properties officeooo:rsid="001b5116"/>
    </style:style>
    <style:style style:name="T36" style:family="text">
      <style:text-properties officeooo:rsid="001e8b92"/>
    </style:style>
    <style:style style:name="T37" style:family="text">
      <style:text-properties officeooo:rsid="001eaac6"/>
    </style:style>
    <style:style style:name="T38" style:family="text">
      <style:text-properties officeooo:rsid="0021c657"/>
    </style:style>
    <style:style style:name="T39" style:family="text">
      <style:text-properties officeooo:rsid="0022a582"/>
    </style:style>
    <style:style style:name="T40" style:family="text">
      <style:text-properties officeooo:rsid="0027ea81"/>
    </style:style>
    <style:style style:name="T41"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eq"/>
      </text:sequence-decls>
      <text:p text:style-name="P22">March Project Update</text:p>
      <text:p text:style-name="P23">Berkeley Willis</text:p>
      <text:p text:style-name="authorinfo"><text:span text:style-name="Kommentarzeichen"><text:span text:style-name="T7"><office:annotation><dc:creator>Springer-SBM</dc:creator><dc:date>2006-05-07T17:58:00</dc:date><text:sender-initials>S</text:sender-initials><text:p text:style-name="P28"><text:span text:style-name="T41">Chinese authors should write their first names in front of their surnames. This ensures that the names appear correctly in the running heads and the author index.</text:span></text:p></office:annotation></text:span></text:span></text:p>
      <text:p text:style-name="P17"><text:s/><text:span text:style-name="T38">Database Project: March Update, Professor: Dr. Neel</text:span></text:p>
      <text:p text:style-name="P24"><text:span text:style-name="T5">COMP 3115 Section 002, Date: 3/31/2016</text:span></text:p>
      <text:p text:style-name="abstract"><text:span text:style-name="T9">Abstract.</text:span> <text:span text:style-name="T33">The Fortunes database has been created and populates with several thousand entries using a short Python script. More tables will be inserted into the database to create easily search-able views, along with another Python script that will act as an intermediate application between the database and a user.</text:span></text:p>
      <text:p text:style-name="heading1">1 <text:s text:c="2"/>Introduction</text:p>
      <text:p text:style-name="P13">The Fortunes database takes many of the files in the “fortune” program and makes it easy for a user to search for fortunes that pertain to a certain subject, are a quote from a specific person, or possibly to find a specific humorous one. To create this database the fortunes would have to be parsed and inserted into a newly created database, adding tables would make a user's searching experience much easier as well such as quotes from companies, offensive fortunes, and many others. A website with an intermediate application would make the database much more secure and be able to display the information that a user is looking for in a much more readable format.</text:p>
      <text:p text:style-name="P10"><text:span text:style-name="T33">2</text:span> <text:s text:c="2"/><text:span text:style-name="T33">Related work</text:span></text:p>
      <text:p text:style-name="P12">The database being used is MySQL Server version 5.5.47 <text:span text:style-name="T35">on my own machine</text:span>, and all the scripts used so far have been written in Python 2.7.6. The fortunes files are being used are from the installing files on Ubuntu's packages with more additions to the fortunes, that are also found with Ubuntu's packages. With so many <text:span text:style-name="T34">fortunes, and a few with inconsistent formatting, a Python script to interpret and parse them into a form that is uniform to make it easier for inserting into a database had to be created. This lead to the creation of text files of the fortunes, divided based on the three basic tables that will appear in the Fortunes database. These tables are Questions_And_Answers, Quotes, and Fortunes. Thus, what was needed next was a short script to take these parsed files and insert them into the my Fortunes database. </text:span></text:p>
      <text:p text:style-name="P11"><text:soft-page-break/><text:span text:style-name="T35">3</text:span> <text:s text:c="2"/><text:span text:style-name="T35">Design</text:span></text:p>
      <text:p text:style-name="P14">Instead of having a single Python script to read all of the files parse them into a form that is simple to insert them and to insert them all at once, they have been split into two different scripts. This has been done because there is absence of uniform formatting between all the fortune files, <text:span text:style-name="T36">all of the fortunes “types” are mixed together,</text:span> and verification of correct parsing can easily be done by viewing the results in a text file. The design of the MySQL logical schema is fairly simple to understand. </text:p>
      <text:p text:style-name="P19"><text:span text:style-name="T40">3.1 Design of the Parsing Python Script</text:span>. <text:span text:style-name="T16">The design of this script </text:span><text:span text:style-name="T18">creates the resulting three different files,</text:span><text:span text:style-name="T16"> searches </text:span><text:span text:style-name="T17">for the fortune files</text:span><text:span text:style-name="T16"> using exact paths </text:span><text:span text:style-name="T17">on my computer</text:span><text:span text:style-name="T16">, </text:span><text:span text:style-name="T18">and then reads the file line by line. </text:span><text:span text:style-name="T16"><text:s/></text:span><text:span text:style-name="T18">While reading the fortune files line by line, it uses specific regular expressions to determine what “type” of fortune it is, reads all the lines in the fortune that are left before the start of the next fortune, and then writes it in another format that will be uniform throughout that specific file. The output files that this script creates are the same ones that the insertion script used. </text:span></text:p>
      <text:p text:style-name="P20"><text:span text:style-name="T12">3.2 </text:span><text:span text:style-name="T11">Design of the MySQL Fortunes Database</text:span><text:span text:style-name="T10">. <text:s/></text:span><text:span text:style-name="T28">The MySQL database was not too difficult to determine after a little help from Dr. Neel. The basic idea is to have three tables that are the three different types of fortunes there are. The Questions_And_Answers table holds all of the fortunes that are in a question answer format, and have five different attributes. These attributes are a QA_ID for identification of each unique fortune, Questions containing all of the questions that appear, Answers containing all of the answer to the questions, Question_And_Answer which contains the entire fortune, and subject which one may or may not have but can be used for identification of many of a certain type such as “Fortune's Real-Life Courtroom Quote”. There is also a Quotes table containing all quotes that have three attributes. Quotes have a Q_ID for identification of unique quotes, the Quotee for showing where the quote came from, and Quote containing the actual quote. The last table, Fortune, is used as an other table really, only containing an F_ID for identification of unique fortunes, and Fortune that contains the whole fortune.</text:span></text:p>
      <text:p text:style-name="P18"><text:span text:style-name="T40">3.3 Design of the Insertion Python Script</text:span>. <text:span text:style-name="T19">This insertion Python script took all the previously parsed files and insert them into the database. To accomplish this I had to down load an extra python package called “MySQLdb” that gave me the ability to create a connection to the database, execute MySQL commands, and commit all work to the database or rollback if needed. Insertion was completed with only a possible truncation error, but when viewing the database it could not be seen.</text:span></text:p>
      <text:p text:style-name="P26"/>
      <text:p text:style-name="P11"><text:soft-page-break/><text:span text:style-name="T35">4</text:span> <text:s text:c="2"/><text:span text:style-name="T35">Analysis</text:span></text:p>
      <text:p text:style-name="P16">Using Py<text:span text:style-name="T39">thon to parse the files was a step in the right direction but it is also possible to both parse the files and to insert them into the database. Though it is understandable to be making sure of the data that is going to be inserted into the database has a uniform format. Using MySQL Server does keep the same tool that is being used in the class the same, so all of the commands that will be used would be <text:s/>similar to the ones that would be seen during class. </text:span></text:p>
      <text:p text:style-name="P11"><text:span text:style-name="T35">5</text:span> <text:s text:c="2"/><text:span text:style-name="T35">Conclusion</text:span></text:p>
      <text:p text:style-name="P15">The current state of the project is that the database itself is mostly finished. More tables will be added for user convenience, but the output of the database is difficult to read. The problem with the outputs is how MySQL wants to print things and all the newlines that exist in <text:s/>the fortunes. Besides its few problems the database reacts well enough and quickly enough to queries on specific items, meaning that the major goal of the project being reached that is to say that fortunes can be more easily searched.</text:p>
      <text:p text:style-name="P11"><text:span text:style-name="T35">6</text:span> <text:s text:c="2"/><text:span text:style-name="T35">Future works</text:span></text:p>
      <text:p text:style-name="P15">The next steps <text:span text:style-name="T39">on future work on the project are to add tables to the database for easier searching, an application that will communicate to the database for the user and display it in a more readable format, and possibly make a website that will use the application.</text:span></text:p>
      <text:p text:style-name="P18"><text:span text:style-name="T40">6.1 Python Database Application</text:span>. <text:span text:style-name="T20">The application will be designed to take care of all user interaction with the database. It will use the user's login information, which would be created by a user before hand and given certain privileges by the program as a standard user. When a user has created a database user then a connection can be established to the database via the application. The user then can put the queries directly into the application and the application would give the user the results of the query.</text:span></text:p>
      <text:p text:style-name="P18"><text:soft-page-break/><text:span text:style-name="T32">6.2 Website. </text:span><text:span text:style-name="T29">If the stage for the website is reached it will be built off of simple HTML and Bootstrap. There would be two areas where a user can input a query. </text:span><text:span text:style-name="T30">The first way would be a simple area that would have drop down boxes to input the tables, small text area where a user can specify what they are looking for and the ability to add more for sub-queries. The other type of input field will be straight text input where a more advance MySQL user can input a straight query. This website would user the previously created Python database application, after it has throughly sanitized input. </text:span><text:span text:style-name="T31">Every time a user makes a bad query, a bofh execuse would be placed in text on the website.</text:span></text:p>
      <text:p text:style-name="p1a"/>
      <text:p text:style-name="p1a"><text:span text:style-name="heading3_20_Zchn">Acknowledgments.</text:span> <text:span text:style-name="T37">Dr</text:span>. <text:span text:style-name="T37">Neel for help in giving the idea of the basic schema for the Fortunes Datab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mily-generic="modern"/>
    <style:font-face style:name="Symbol" svg:font-family="Symbol" style:font-family-generic="roman"/>
    <style:font-face style:name="FreeSans2" svg:font-family="FreeSans" style:font-family-generic="swiss"/>
    <style:font-face style:name="Ubuntu" svg:font-family="Ubuntu" style:font-family-generic="swiss"/>
    <style:font-face style:name="Droid Sans Fallback1" svg:font-family="'Droid Sans Fallback'"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575in" style:auto-text-indent="false" style:writing-mode="lr-tb"/>
      <style:text-properties style:use-window-font-color="true" style:font-name="Times" fo:font-family="Times" style:font-family-generic="roman" style:font-pitch="variable" fo:font-size="10pt" fo:language="en" fo:country="US" style:font-name-asian="Times New Roman" style:font-family-asian="'Times New Roman'" style:font-family-generic-asian="roman" style:font-pitch-asian="variable" style:font-size-asian="10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class="text">
      <style:paragraph-properties fo:margin-left="0in" fo:margin-right="0in" fo:margin-top="0in" fo:margin-bottom="1.111in" style:contextual-spacing="false" fo:line-height="0.222in" fo:keep-together="always" fo:hyphenation-ladder-count="no-limit" fo:text-indent="0in" style:auto-text-indent="false" fo:break-before="page" fo:keep-with-next="always">
        <style:tab-stops>
          <style:tab-stop style:position="0.1972in"/>
        </style:tab-stops>
      </style:paragraph-properties>
      <style:text-properties fo:font-size="14pt"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class="text">
      <style:paragraph-properties fo:margin-left="0in" fo:margin-right="0in" fo:margin-top="0.361in" fo:margin-bottom="0.1945in" style:contextual-spacing="false" fo:line-height="0.1945in" fo:keep-together="always" fo:hyphenation-ladder-count="no-limit" fo:text-indent="0in" style:auto-text-indent="false" fo:keep-with-next="always">
        <style:tab-stops>
          <style:tab-stop style:position="0.3154in"/>
        </style:tab-stops>
      </style:paragraph-properties>
      <style:text-properties fo:font-weight="bold" style:font-weight-asian="bold" fo:hyphenate="false" fo:hyphenation-remain-char-count="2" fo:hyphenation-push-char-count="2"/>
    </style:style>
    <style:style style:name="Heading_20_3" style:display-name="Heading 3" style:family="paragraph" style:parent-style-name="Standard" style:next-style-name="Standard" style:class="text">
      <style:paragraph-properties fo:margin-left="0in" fo:margin-right="0in" fo:margin-top="0.3055in" fo:margin-bottom="0.1528in" style:contextual-spacing="false" fo:line-height="0.1665in" fo:keep-together="always" fo:hyphenation-ladder-count="no-limit" fo:text-indent="0in" style:auto-text-indent="false" fo:keep-with-next="always">
        <style:tab-stops>
          <style:tab-stop style:position="0.3543in"/>
        </style:tab-stops>
      </style:paragraph-properties>
      <style:text-properties fo:font-weight="bold" style:font-weight-asian="bold" fo:hyphenate="false" fo:hyphenation-remain-char-count="2" fo:hyphenation-push-char-count="2"/>
    </style:style>
    <style:style style:name="Heading_20_4" style:display-name="Heading 4" style:family="paragraph" style:parent-style-name="Standard" style:next-style-name="Standard" style:default-outline-level="4" style:list-style-name="WW8Num1" style:class="text">
      <style:paragraph-properties fo:margin-left="0in" fo:margin-right="0in" fo:margin-top="0.1665in" fo:margin-bottom="0.0417in" style:contextual-spacing="false" fo:text-indent="0in"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list-style-name="WW8Num1"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1" style:class="text">
      <style:paragraph-properties fo:margin-left="0in" fo:margin-right="0in" fo:margin-top="0.1665in" fo:margin-bottom="0.0417in" style:contextual-spacing="false" fo:text-indent="0in" style:auto-text-indent="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list-style-name="WW8Num1"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itle" style:family="paragraph" style:parent-style-name="Standard" style:next-style-name="author">
      <style:paragraph-properties fo:margin-top="0in" fo:margin-bottom="0.3193in" style:contextual-spacing="false" fo:line-height="0.2417in" fo:text-align="center" style:justify-single-word="false" fo:keep-together="always" fo:hyphenation-ladder-count="no-limit" fo:break-before="page" fo:keep-with-next="always">
        <style:tab-stops>
          <style:tab-stop style:position="0.1972in"/>
        </style:tab-stops>
      </style:paragraph-properties>
      <style:text-properties fo:font-size="14pt" fo:font-weight="bold" style:font-size-asian="14pt" style:font-weight-asian="bold" fo:hyphenate="false" fo:hyphenation-remain-char-count="2" fo:hyphenation-push-char-count="2"/>
    </style:style>
    <style:style style:name="author" style:family="paragraph" style:parent-style-name="Standard" style:next-style-name="authorinfo">
      <style:paragraph-properties fo:margin-top="0in" fo:margin-bottom="0.1528in" style:contextual-spacing="false" fo:text-align="center" style:justify-single-word="false"/>
    </style:style>
    <style:style style:name="authorinfo" style:family="paragraph" style:parent-style-name="Standard" style:next-style-name="email">
      <style:paragraph-properties fo:text-align="center" style:justify-single-word="false"/>
      <style:text-properties fo:font-size="9pt" style:font-size-asian="9pt"/>
    </style:style>
    <style:style style:name="email" style:family="paragraph" style:parent-style-name="Standard" style:next-style-name="abstract">
      <style:paragraph-properties fo:text-align="center" style:justify-single-word="false"/>
      <style:text-properties fo:font-size="9pt" style:font-size-asian="9pt"/>
    </style:style>
    <style:style style:name="heading1" style:family="paragraph" style:parent-style-name="Standard" style:next-style-name="p1a">
      <style:paragraph-properties fo:margin-left="0in" fo:margin-right="0in" fo:margin-top="0.361in" fo:margin-bottom="0.1945in" style:contextual-spacing="false" fo:keep-together="always" fo:hyphenation-ladder-count="no-limit" fo:text-indent="0in" style:auto-text-indent="false" fo:keep-with-next="always">
        <style:tab-stops>
          <style:tab-stop style:position="0.3154in"/>
        </style:tab-stops>
      </style:paragraph-properties>
      <style:text-properties fo:font-size="12pt" fo:font-weight="bold" style:font-size-asian="12pt" style:font-weight-asian="bold" fo:hyphenate="false" fo:hyphenation-remain-char-count="2" fo:hyphenation-push-char-count="2"/>
    </style:style>
    <style:style style:name="heading2" style:family="paragraph" style:parent-style-name="Standard" style:next-style-name="p1a">
      <style:paragraph-properties fo:margin-left="0in" fo:margin-right="0in" fo:margin-top="0.3055in" fo:margin-bottom="0.1528in" style:contextual-spacing="false" fo:keep-together="always" fo:hyphenation-ladder-count="no-limit" fo:text-indent="0in" style:auto-text-indent="false" fo:keep-with-next="always">
        <style:tab-stops>
          <style:tab-stop style:position="0.3543in"/>
        </style:tab-stops>
      </style:paragraph-properties>
      <style:text-properties fo:font-weight="bold" style:font-weight-asian="bold" fo:hyphenate="false" fo:hyphenation-remain-char-count="2" fo:hyphenation-push-char-count="2"/>
    </style:style>
    <style:style style:name="heading3" style:family="paragraph" style:parent-style-name="Standard" style:next-style-name="p1a">
      <style:paragraph-properties fo:margin-left="0in" fo:margin-right="0in" fo:margin-top="0.222in" fo:margin-bottom="0in" style:contextual-spacing="false" fo:keep-together="always" fo:hyphenation-ladder-count="no-limit" fo:text-indent="0in" style:auto-text-indent="false" fo:keep-with-next="always">
        <style:tab-stops>
          <style:tab-stop style:position="0.1972in"/>
        </style:tab-stops>
      </style:paragraph-properties>
      <style:text-properties fo:font-weight="bold" style:font-weight-asian="bold" fo:hyphenate="false" fo:hyphenation-remain-char-count="2" fo:hyphenation-push-char-count="2"/>
    </style:style>
    <style:style style:name="equation" style:family="paragraph" style:parent-style-name="Standard" style:next-style-name="Standard">
      <style:paragraph-properties fo:margin-left="0.1575in" fo:margin-right="0in" fo:margin-top="0.0835in" fo:margin-bottom="0.0835in" style:contextual-spacing="false" fo:text-align="center" style:justify-single-word="false" fo:text-indent="0.1575in" style:auto-text-indent="false">
        <style:tab-stops>
          <style:tab-stop style:position="4.3311in"/>
        </style:tab-stops>
      </style:paragraph-properties>
    </style:style>
    <style:style style:name="figlegend" style:family="paragraph" style:parent-style-name="Standard" style:next-style-name="Standard">
      <style:paragraph-properties fo:margin-left="0in" fo:margin-right="0in" fo:margin-top="0.0835in" fo:margin-bottom="0.1665in" style:contextual-spacing="false" fo:keep-together="always" fo:text-indent="0in" style:auto-text-indent="false" fo:keep-with-next="always"/>
      <style:text-properties fo:font-size="9pt" style:font-size-asian="9pt"/>
    </style:style>
    <style:style style:name="tablelegend" style:family="paragraph" style:parent-style-name="Standard" style:next-style-name="Standard">
      <style:paragraph-properties fo:margin-left="0in" fo:margin-right="0in" fo:margin-top="0.1665in" fo:margin-bottom="0.0835in" style:contextual-spacing="false" fo:keep-together="always" fo:text-indent="0in" style:auto-text-indent="false" fo:keep-with-next="always"/>
      <style:text-properties fo:font-size="9pt" fo:language="de" fo:country="DE" style:font-size-asian="9pt"/>
    </style:style>
    <style:style style:name="p1a" style:family="paragraph" style:parent-style-name="Standard" style:next-style-name="Standard">
      <style:paragraph-properties fo:margin-left="0in" fo:margin-right="0in" fo:text-indent="0in" style:auto-text-indent="false"/>
    </style:style>
    <style:style style:name="abstract" style:family="paragraph" style:parent-style-name="p1a" style:next-style-name="heading1">
      <style:paragraph-properties fo:margin-left="0.3937in" fo:margin-right="0.3937in" fo:margin-top="0.4165in" fo:margin-bottom="0.0835in" style:contextual-spacing="false" fo:text-indent="0in" style:auto-text-indent="false"/>
      <style:text-properties fo:font-size="9pt" style:font-size-asian="9pt"/>
    </style:style>
    <style:style style:name="reference" style:family="paragraph" style:parent-style-name="Standard">
      <style:paragraph-properties fo:margin-left="0.1575in" fo:margin-right="0in" fo:text-indent="-0.1575in" style:auto-text-indent="false"/>
      <style:text-properties fo:font-size="9pt" style:font-size-asian="9pt"/>
    </style:style>
    <style:style style:name="Running_20_head_20_-_20_left" style:display-name="Running head - left" style:family="paragraph" style:parent-style-name="Standard">
      <style:paragraph-properties fo:margin-left="0in" fo:margin-right="0in" fo:margin-top="0in" fo:margin-bottom="0.1665in" style:contextual-spacing="false" fo:line-height="0.1665in" fo:text-align="start" style:justify-single-word="false" fo:text-indent="0in" style:auto-text-indent="false">
        <style:tab-stops>
          <style:tab-stop style:position="0.472in"/>
          <style:tab-stop style:position="4.3311in" style:type="right"/>
          <style:tab-stop style:position="4.8035in" style:type="right"/>
        </style:tab-stops>
      </style:paragraph-properties>
      <style:text-properties fo:font-size="9pt" style:font-size-asian="9pt"/>
    </style:style>
    <style:style style:name="Running_20_head_20_-_20_right" style:display-name="Running head - right" style:family="paragraph" style:parent-style-name="Running_20_head_20_-_20_left">
      <style:paragraph-properties fo:text-align="end" style:justify-single-word="false"/>
    </style:style>
    <style:style style:name="Item" style:family="paragraph" style:parent-style-name="Standard" style:next-style-name="Standard" style:list-style-name="WW8StyleNum">
      <style:paragraph-properties fo:margin-left="0.1575in" fo:margin-right="0in" fo:text-indent="-0.1575in" style:auto-text-indent="false">
        <style:tab-stops>
          <style:tab-stop style:position="0.1575in"/>
          <style:tab-stop style:position="0.3154in"/>
        </style:tab-stops>
      </style:paragraph-properties>
    </style:style>
    <style:style style:name="Bullet_20_Item" style:display-name="Bullet Item" style:family="paragraph" style:parent-style-name="Item" style:list-style-name="WW8StyleNum1"/>
    <style:style style:name="Numbered_20_Item" style:display-name="Numbered Item" style:family="paragraph" style:parent-style-name="Item" style:list-style-name="WW8StyleNum2"/>
    <style:style style:name="Footnote" style:family="paragraph" style:parent-style-name="Standard" style:class="extra">
      <style:paragraph-properties fo:margin-left="0.1181in" fo:margin-right="0in" fo:text-indent="-0.1181in" style:auto-text-indent="false">
        <style:tab-stops>
          <style:tab-stop style:position="0.1181in"/>
        </style:tab-stops>
      </style:paragraph-properties>
      <style:text-properties fo:font-size="9pt" style:font-size-asian="9pt"/>
    </style:style>
    <style:style style:name="programcode" style:family="paragraph" style:parent-style-name="Standard">
      <style:paragraph-properties fo:margin-left="0.1575in" fo:margin-right="0in" fo:margin-top="0.0835in" fo:margin-bottom="0.0835in" style:contextual-spacing="false" fo:text-align="start" style:justify-single-word="false" fo:text-indent="0in" style:auto-text-indent="false">
        <style:tab-stops>
          <style:tab-stop style:position="0.9453in"/>
          <style:tab-stop style:position="1.0634in"/>
          <style:tab-stop style:position="1.1811in"/>
          <style:tab-stop style:position="1.2992in"/>
          <style:tab-stop style:position="1.4173in"/>
          <style:tab-stop style:position="1.5354in"/>
          <style:tab-stop style:position="1.6535in"/>
          <style:tab-stop style:position="1.772in"/>
        </style:tab-stops>
      </style:paragraph-properties>
      <style:text-properties style:font-name="Courier" fo:font-family="Courier" style:font-family-generic="modern" style:font-name-complex="Courier" style:font-family-complex="Courier" style:font-family-generic-complex="modern"/>
    </style:style>
    <style:style style:name="Fußnotentext.Footnote" style:family="paragraph" style:parent-style-name="Standard">
      <style:paragraph-properties fo:margin-left="0.1181in" fo:margin-right="0in" fo:text-indent="-0.1181in" style:auto-text-indent="false">
        <style:tab-stops>
          <style:tab-stop style:position="0.1181in"/>
        </style:tab-stops>
      </style:paragraph-properties>
      <style:text-properties fo:font-size="9pt" style:font-size-asian="9pt"/>
    </style:style>
    <style:style style:name="Beschriftung" style:family="paragraph" style:parent-style-name="Standard" style:next-style-name="Standard">
      <style:paragraph-properties fo:margin-top="0.0835in" fo:margin-bottom="0.0835in" style:contextual-spacing="false"/>
      <style:text-properties fo:font-weight="bold" style:font-weight-asian="bold"/>
    </style:style>
    <style:style style:name="heading4" style:family="paragraph" style:parent-style-name="Standard" style:next-style-name="p1a">
      <style:paragraph-properties fo:margin-left="0in" fo:margin-right="0in" fo:margin-top="0.222in" fo:margin-bottom="0in" style:contextual-spacing="false" fo:text-indent="0in" style:auto-text-indent="false"/>
      <style:text-properties fo:font-style="italic" style:font-style-asian="italic"/>
    </style:style>
    <style:style style:name="address" style:family="paragraph" style:parent-style-name="Standard" style:next-style-name="email">
      <style:paragraph-properties fo:text-align="center" style:justify-single-word="false"/>
      <style:text-properties fo:font-size="9pt" style:font-size-asian="9pt"/>
    </style:style>
    <style:style style:name="figure_20_legend" style:display-name="figure legend" style:family="paragraph" style:parent-style-name="Standard" style:next-style-name="Standard">
      <style:paragraph-properties fo:margin-left="0in" fo:margin-right="0in" fo:margin-top="0.0835in" fo:margin-bottom="0.1665in" style:contextual-spacing="false" fo:keep-together="always" fo:text-indent="0in" style:auto-text-indent="false" fo:keep-with-next="always"/>
      <style:text-properties fo:font-size="9pt" style:font-size-asian="9pt"/>
    </style:style>
    <style:style style:name="table_20_title" style:display-name="table title" style:family="paragraph" style:parent-style-name="Standard" style:next-style-name="Standard">
      <style:paragraph-properties fo:margin-left="0in" fo:margin-right="0in" fo:margin-top="0.1665in" fo:margin-bottom="0.0835in" style:contextual-spacing="false" fo:keep-together="always" fo:text-indent="0in" style:auto-text-indent="false" fo:keep-with-next="always"/>
      <style:text-properties fo:font-size="9pt" fo:language="de" fo:country="DE" style:font-size-asian="9pt"/>
    </style:style>
    <style:style style:name="referenceitem" style:family="paragraph" style:parent-style-name="Standard">
      <style:paragraph-properties fo:margin-left="0.1575in" fo:margin-right="0in" fo:text-indent="-0.1575in" style:auto-text-indent="false"/>
      <style:text-properties fo:font-size="9pt" style:font-size-asian="9pt"/>
    </style:style>
    <style:style style:name="Body_20_Text_20_21" style:display-name="Body Text 21" style:family="paragraph" style:parent-style-name="Standard"/>
    <style:style style:name="Kommentartext" style:family="paragraph" style:parent-style-name="Standard"/>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Page_20_Number" style:display-name="Page Number" style:family="text" style:parent-style-name="Absatz-Standardschriftart"/>
    <style:style style:name="Footnote_20_Symbol" style:display-name="Footnote Symbol" style:family="text" style:parent-style-name="Absatz-Standardschriftart">
      <style:text-properties style:text-position="0% 100%" fo:font-size="6pt" style:font-size-asian="6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heading3_20_Zchn" style:display-name="heading3 Zchn" style:family="text" style:parent-style-name="Absatz-Standardschriftart">
      <style:text-properties style:font-name="Times" fo:font-family="Times" style:font-family-generic="roman" style:font-pitch="variable" fo:language="en" fo:country="US" fo:font-weight="bold" style:font-weight-asian="bold" style:font-name-complex="Times" style:font-family-complex="Times" style:font-family-generic-complex="roman" style:font-pitch-complex="variable" style:language-complex="ar" style:country-complex="SA"/>
    </style:style>
    <style:style style:name="p1a_20_Zchn" style:display-name="p1a Zchn" style:family="text" style:parent-style-name="Absatz-Standardschriftart">
      <style:text-properties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style>
    <style:style style:name="Kommentarzeichen" style:family="text" style:parent-style-name="Absatz-Standardschriftart">
      <style:text-properties fo:font-size="8pt" style:font-size-asian="8pt" style:font-size-complex="8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text:start-value="0">
        <style:list-level-properties text:list-level-position-and-space-mode="label-alignment">
          <style:list-level-label-alignment text:label-followed-by="listtab"/>
        </style:list-level-properties>
      </text:outline-level-style>
      <text:outline-level-style text:level="2" text:style-name="WW8Num1z1" style:num-format="" text:start-value="0">
        <style:list-level-properties text:list-level-position-and-space-mode="label-alignment">
          <style:list-level-label-alignment text:label-followed-by="listtab"/>
        </style:list-level-properties>
      </text:outline-level-style>
      <text:outline-level-style text:level="3" text:style-name="WW8Num1z2" style:num-format="" text:start-value="0">
        <style:list-level-properties text:list-level-position-and-space-mode="label-alignment">
          <style:list-level-label-alignment text:label-followed-by="listtab"/>
        </style:list-level-properties>
      </text:outline-level-style>
      <text:outline-level-style text:level="4" text:style-name="WW8Num1z3" style:num-format="1" text:start-value="0">
        <style:list-level-properties text:list-level-position-and-space-mode="label-alignment">
          <style:list-level-label-alignment text:label-followed-by="listtab"/>
        </style:list-level-properties>
      </text:outline-level-style>
      <text:outline-level-style text:level="5" text:style-name="WW8Num1z3" style:num-format="1" text:start-value="0">
        <style:list-level-properties text:list-level-position-and-space-mode="label-alignment">
          <style:list-level-label-alignment text:label-followed-by="listtab"/>
        </style:list-level-properties>
      </text:outline-level-style>
      <text:outline-level-style text:level="6" text:style-name="WW8Num1z3" style:num-format="1" text:start-value="0">
        <style:list-level-properties text:list-level-position-and-space-mode="label-alignment">
          <style:list-level-label-alignment text:label-followed-by="listtab"/>
        </style:list-level-properties>
      </text:outline-level-style>
      <text:outline-level-style text:level="7" text:style-name="WW8Num1z3" style:num-format="1" text:start-value="0">
        <style:list-level-properties text:list-level-position-and-space-mode="label-alignment">
          <style:list-level-label-alignment text:label-followed-by="listtab"/>
        </style:list-level-properties>
      </text:outline-level-style>
      <text:outline-level-style text:level="8" text:style-name="WW8Num1z3" style:num-format="1" text:start-value="0">
        <style:list-level-properties text:list-level-position-and-space-mode="label-alignment">
          <style:list-level-label-alignment text:label-followed-by="listtab"/>
        </style:list-level-properties>
      </text:outline-level-style>
      <text:outline-level-style text:level="9" text:style-name="WW8Num1z3" style:num-format="1" text:start-value="0">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text:start-value="0">
        <style:list-level-properties text:list-level-position-and-space-mode="label-alignment">
          <style:list-level-label-alignment text:label-followed-by="listtab"/>
        </style:list-level-properties>
      </text:list-level-style-number>
      <text:list-level-style-number text:level="2" text:style-name="WW8Num1z1" style:num-format="" text:start-value="0">
        <style:list-level-properties text:list-level-position-and-space-mode="label-alignment">
          <style:list-level-label-alignment text:label-followed-by="listtab"/>
        </style:list-level-properties>
      </text:list-level-style-number>
      <text:list-level-style-number text:level="3" text:style-name="WW8Num1z2" style:num-format="" text:start-value="0">
        <style:list-level-properties text:list-level-position-and-space-mode="label-alignment">
          <style:list-level-label-alignment text:label-followed-by="listtab"/>
        </style:list-level-properties>
      </text:list-level-style-number>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3" style:num-format="1" text:start-value="0">
        <style:list-level-properties text:list-level-position-and-space-mode="label-alignment">
          <style:list-level-label-alignment text:label-followed-by="listtab"/>
        </style:list-level-properties>
      </text:list-level-style-number>
      <text:list-level-style-number text:level="6" text:style-name="WW8Num1z3" style:num-format="1" text:start-value="0">
        <style:list-level-properties text:list-level-position-and-space-mode="label-alignment">
          <style:list-level-label-alignment text:label-followed-by="listtab"/>
        </style:list-level-properties>
      </text:list-level-style-number>
      <text:list-level-style-number text:level="7" text:style-name="WW8Num1z3" style:num-format="1" text:start-value="0">
        <style:list-level-properties text:list-level-position-and-space-mode="label-alignment">
          <style:list-level-label-alignment text:label-followed-by="listtab"/>
        </style:list-level-properties>
      </text:list-level-style-number>
      <text:list-level-style-number text:level="8" text:style-name="WW8Num1z3" style:num-format="1" text:start-value="0">
        <style:list-level-properties text:list-level-position-and-space-mode="label-alignment">
          <style:list-level-label-alignment text:label-followed-by="listtab"/>
        </style:list-level-properties>
      </text:list-level-style-number>
      <text:list-level-style-number text:level="9" text:style-name="WW8Num1z3"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num-prefix="" text:bullet-char="">
        <style:list-level-properties text:min-label-width="0.157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bullet text:level="1" style:num-prefix="" text:bullet-char="">
        <style:list-level-properties text:min-label-width="0.157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2">
      <text:list-level-style-number text:level="1" style:num-suffix="." style:num-format="1">
        <style:list-level-properties text:min-label-width="0.157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2681in" fo:page-height="11.6929in" style:num-format="1" style:print-orientation="portrait" fo:margin-top="2.0472in" fo:margin-bottom="2.0472in" fo:margin-left="1.7327in" fo:margin-right="1.7327in" style:writing-mode="lr-tb" style:layout-grid-color="#c0c0c0" style:layout-grid-lines="3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v-lncs</dc:title>
    <dc:description>Copyright Springer-Verlag Heidelberg Berlin 2002</dc:description>
    <meta:initial-creator>Springer-SBM</meta:initial-creator>
    <meta:creation-date>2006-04-11T11:44:00</meta:creation-date>
    <dc:date>2016-04-01T17:36:08.997880878</dc:date>
    <meta:print-date>2006-05-07T18:03:00</meta:print-date>
    <meta:editing-cycles>25</meta:editing-cycles>
    <meta:generator>LibreOffice/4.2.8.2$Linux_X86_64 LibreOffice_project/420m0$Build-2</meta:generator>
    <meta:editing-duration>PT1H57M12S</meta:editing-duration>
    <meta:document-statistic meta:table-count="0" meta:image-count="0" meta:object-count="0" meta:page-count="4" meta:paragraph-count="24" meta:word-count="1272" meta:character-count="7322" meta:non-whitespace-character-count="6052"/>
  </office:meta>
</office:document-meta>
</file>